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28in"/>
    </style:style>
    <style:style style:name="co2" style:family="table-column">
      <style:table-column-properties fo:break-before="auto" style:column-width="0.2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65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2.1173in"/>
    </style:style>
    <style:style style:name="co8" style:family="table-column">
      <style:table-column-properties fo:break-before="auto" style:column-width="0.9874in"/>
    </style:style>
    <style:style style:name="co9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cfb5" style:text-align-source="fix" style:repeat-content="false" fo:border="0.74pt solid #000000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f9cfb5" fo:border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9cfb5" style:text-align-source="fix" style:repeat-content="false" fo:border="0.74pt solid #000000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0.74pt solid #000000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9cfb5" fo:border="0.74pt solid #000000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92e285" fo:border="0.74pt solid #000000"/>
    </style:style>
    <style:style style:name="ce30" style:family="table-cell" style:parent-style-name="Default">
      <style:table-cell-properties fo:background-color="#ff761d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26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3bbee" loext:opacity="100%"/>
    </style:style>
    <style:style style:name="T1" style:family="text">
      <style:text-properties fo:color="#63bbee" loext:opacity="100%"/>
    </style:style>
  </office:automatic-styles>
  <office:body>
    <office:spreadsheet>
      <table:calculation-settings table:automatic-find-labels="false" table:use-regular-expressions="false" table:use-wildcards="true"/>
      <table:table table:name="Function Poin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4"/>
        <table:table-row table:style-name="ro1">
          <table:table-cell table:style-name="ce24" office:value-type="string" calcext:value-type="string">
            <text:p>UC Comment on Recipe</text:p>
          </table:table-cell>
          <table:table-cell table:style-name="ce27"/>
          <table:table-cell table:style-name="ce31" office:value-type="string" calcext:value-type="string">
            <text:p>RET</text:p>
          </table:table-cell>
          <table:table-cell table:style-name="ce31" office:value-type="string" calcext:value-type="string">
            <text:p>DET</text:p>
          </table:table-cell>
          <table:table-cell table:style-name="ce31" office:value-type="string" calcext:value-type="string">
            <text:p>FTR</text:p>
          </table:table-cell>
          <table:table-cell table:style-name="ce27"/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Resulting Complexity</text:p>
          </table:table-cell>
        </table:table-row>
        <table:table-row table:style-name="ro1">
          <table:table-cell table:style-name="ce25" office:value-type="string" calcext:value-type="string">
            <text:p>User Inpu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Outp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Inquiri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nternal Logical Fi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xternal Interface Fil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26" office:value-type="string" calcext:value-type="string">
            <text:p>Function Points</text:p>
          </table:table-cell>
          <table:table-cell table:style-name="ce28" office:value-type="float" office:value="27.72" calcext:value-type="float" table:number-columns-spanned="7" table:number-rows-spanned="1">
            <text:p>27.72</text:p>
          </table:table-cell>
          <table:covered-table-cell table:number-columns-repeated="5" table:style-name="ce32"/>
          <table:covered-table-cell table:style-name="ce3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Default"/>
        </table:table-row>
        <table:table-row table:style-name="ro1">
          <table:table-cell table:style-name="ce24" office:value-type="string" calcext:value-type="string">
            <text:p>UC Find Ingredients</text:p>
          </table:table-cell>
          <table:table-cell table:style-name="ce27"/>
          <table:table-cell table:style-name="ce31" office:value-type="string" calcext:value-type="string">
            <text:p>RET</text:p>
          </table:table-cell>
          <table:table-cell table:style-name="ce31" office:value-type="string" calcext:value-type="string">
            <text:p>DET</text:p>
          </table:table-cell>
          <table:table-cell table:style-name="ce31" office:value-type="string" calcext:value-type="string">
            <text:p>FTR</text:p>
          </table:table-cell>
          <table:table-cell table:style-name="ce27"/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Resulting Complexity</text:p>
          </table:table-cell>
        </table:table-row>
        <table:table-row table:style-name="ro1">
          <table:table-cell table:style-name="ce25" office:value-type="string" calcext:value-type="string">
            <text:p>User Inpu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Out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Inquiri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nternal Logical Fil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xternal Interface Fil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26" office:value-type="string" calcext:value-type="string">
            <text:p>Function Points</text:p>
          </table:table-cell>
          <table:table-cell table:style-name="ce28" office:value-type="float" office:value="25.68" calcext:value-type="float" table:number-columns-spanned="7" table:number-rows-spanned="1">
            <text:p>25.68</text:p>
          </table:table-cell>
          <table:covered-table-cell table:number-columns-repeated="5" table:style-name="ce32"/>
          <table:covered-table-cell table:style-name="ce35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24" office:value-type="string" calcext:value-type="string">
            <text:p>UC Find Recipes</text:p>
          </table:table-cell>
          <table:table-cell table:style-name="ce27"/>
          <table:table-cell table:style-name="ce31" office:value-type="string" calcext:value-type="string">
            <text:p>RET</text:p>
          </table:table-cell>
          <table:table-cell table:style-name="ce31" office:value-type="string" calcext:value-type="string">
            <text:p>DET</text:p>
          </table:table-cell>
          <table:table-cell table:style-name="ce31" office:value-type="string" calcext:value-type="string">
            <text:p>FTR</text:p>
          </table:table-cell>
          <table:table-cell table:style-name="ce27"/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Resulting Complexity</text:p>
          </table:table-cell>
        </table:table-row>
        <table:table-row table:style-name="ro1">
          <table:table-cell table:style-name="ce25" office:value-type="string" calcext:value-type="string">
            <text:p>User Inp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User Out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Inquiri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nternal Logical Fil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xternal Interface Fil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26" office:value-type="string" calcext:value-type="string">
            <text:p>Function Points</text:p>
          </table:table-cell>
          <table:table-cell table:style-name="ce28" office:value-type="float" office:value="53.5" calcext:value-type="float" table:number-columns-spanned="7" table:number-rows-spanned="1">
            <text:p>53.5</text:p>
          </table:table-cell>
          <table:covered-table-cell table:number-columns-repeated="5" table:style-name="ce32"/>
          <table:covered-table-cell table:style-name="ce35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24" office:value-type="string" calcext:value-type="string">
            <text:p>UC Manage Ingredient Inventory</text:p>
          </table:table-cell>
          <table:table-cell table:style-name="ce27"/>
          <table:table-cell table:style-name="ce31" office:value-type="string" calcext:value-type="string">
            <text:p>RET</text:p>
          </table:table-cell>
          <table:table-cell table:style-name="ce31" office:value-type="string" calcext:value-type="string">
            <text:p>DET</text:p>
          </table:table-cell>
          <table:table-cell table:style-name="ce31" office:value-type="string" calcext:value-type="string">
            <text:p>FTR</text:p>
          </table:table-cell>
          <table:table-cell table:style-name="ce27"/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Resulting Complexity</text:p>
          </table:table-cell>
        </table:table-row>
        <table:table-row table:style-name="ro1">
          <table:table-cell table:style-name="ce25" office:value-type="string" calcext:value-type="string">
            <text:p>User Inp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Outpu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Inquirie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nternal Logical Fi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xternal Interface Fil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26" office:value-type="string" calcext:value-type="string">
            <text:p>Function Points</text:p>
          </table:table-cell>
          <table:table-cell table:style-name="ce28" office:value-type="float" office:value="27.3" calcext:value-type="float" table:number-columns-spanned="7" table:number-rows-spanned="1">
            <text:p>27.3</text:p>
          </table:table-cell>
          <table:covered-table-cell table:number-columns-repeated="5" table:style-name="ce32"/>
          <table:covered-table-cell table:style-name="ce35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24" office:value-type="string" calcext:value-type="string">
            <text:p>UC Manage Saved Recipes</text:p>
          </table:table-cell>
          <table:table-cell table:style-name="ce27"/>
          <table:table-cell table:style-name="ce31" office:value-type="string" calcext:value-type="string">
            <text:p>RET</text:p>
          </table:table-cell>
          <table:table-cell table:style-name="ce31" office:value-type="string" calcext:value-type="string">
            <text:p>DET</text:p>
          </table:table-cell>
          <table:table-cell table:style-name="ce31" office:value-type="string" calcext:value-type="string">
            <text:p>FTR</text:p>
          </table:table-cell>
          <table:table-cell table:style-name="ce27"/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Resulting Complexity</text:p>
          </table:table-cell>
        </table:table-row>
        <table:table-row table:style-name="ro1">
          <table:table-cell table:style-name="ce25" office:value-type="string" calcext:value-type="string">
            <text:p>User Inp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ser Outp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User Inquiri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nternal Logical Fil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xternal Interface Fil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26" office:value-type="string" calcext:value-type="string">
            <text:p>Function Points</text:p>
          </table:table-cell>
          <table:table-cell table:style-name="ce28" office:value-type="float" office:value="37" calcext:value-type="float" table:number-columns-spanned="7" table:number-rows-spanned="1">
            <text:p>37</text:p>
          </table:table-cell>
          <table:covered-table-cell table:number-columns-repeated="5" table:style-name="ce32"/>
          <table:covered-table-cell table:style-name="ce35"/>
        </table:table-row>
      </table:table>
      <table:table table:name="Diagrams" table:style-name="ta1">
        <table:shapes>
          <draw:frame draw:z-index="0" draw:style-name="gr1" draw:text-style-name="P1" svg:width="6.298in" svg:height="3.5469in" svg:x="6.9898in" svg:y="0.9248in">
            <draw:object draw:notify-on-update-of-ranges="Diagrams.C4:Diagrams.C6 Diagrams.E4:Diagrams.E6 Diagrams.C2:Diagrams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.4465in" svg:height="0.2665in" svg:x="11.5677in" svg:y="3.2441in">
            <draw:text-box>
              <text:p><text:span text:style-name="T1">f(x)= 2.69x-2.25</text:span></text:p>
            </draw:text-box>
          </draw:frame>
        </table:shapes>
        <table:table-column table:style-name="co1" table:default-cell-style-name="ce21"/>
        <table:table-column table:style-name="co6" table:default-cell-style-name="ce21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row table:style-name="ro1">
          <table:table-cell table:style-name="ce20" office:value-type="string" calcext:value-type="string">
            <text:p>Use Case</text:p>
          </table:table-cell>
          <table:table-cell/>
          <table:table-cell table:style-name="ce21" office:value-type="string" calcext:value-type="string">
            <text:p>Time Spent / Estimation (h)</text:p>
          </table:table-cell>
          <table:table-cell table:style-name="ce29" office:value-type="string" calcext:value-type="string">
            <text:p>FP Done</text:p>
          </table:table-cell>
          <table:table-cell table:style-name="ce30" office:value-type="string" calcext:value-type="string">
            <text:p>FP Upcoming</text:p>
          </table:table-cell>
        </table:table-row>
        <table:table-row table:style-name="ro1">
          <table:table-cell office:value-type="string" calcext:value-type="string">
            <text:p>Find Ingredients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$'Function Points'.B15]" office:value-type="float" office:value="25.68" calcext:value-type="float">
            <text:p>25.68</text:p>
          </table:table-cell>
          <table:table-cell/>
        </table:table-row>
        <table:table-row table:style-name="ro1">
          <table:table-cell office:value-type="string" calcext:value-type="string">
            <text:p>Find Recipes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[$'Function Points'.B23]" office:value-type="float" office:value="53.5" calcext:value-type="float">
            <text:p>53.5</text:p>
          </table:table-cell>
          <table:table-cell/>
        </table:table-row>
        <table:table-row table:style-name="ro1">
          <table:table-cell office:value-type="string" calcext:value-type="string">
            <text:p>Manage Ingredient Inventory</text:p>
          </table:table-cell>
          <table:table-cell/>
          <table:table-cell table:formula="of:=(100*[.E4]+225)/269" office:value-type="float" office:value="10.9851301115242" calcext:value-type="float">
            <text:p>10.9851301115242</text:p>
          </table:table-cell>
          <table:table-cell/>
          <table:table-cell table:formula="of:=[$'Function Points'.B31]"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Manage Saved Recipes</text:p>
          </table:table-cell>
          <table:table-cell/>
          <table:table-cell table:formula="of:=(100*[.E5]+225)/269" office:value-type="float" office:value="14.5910780669145" calcext:value-type="float">
            <text:p>14.5910780669145</text:p>
          </table:table-cell>
          <table:table-cell/>
          <table:table-cell table:formula="of:=[$'Function Points'.B39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mment on Recipe</text:p>
          </table:table-cell>
          <table:table-cell/>
          <table:table-cell table:formula="of:=(100*[.E6]+225)/269" office:value-type="float" office:value="11.1412639405204" calcext:value-type="float">
            <text:p>11.1412639405204</text:p>
          </table:table-cell>
          <table:table-cell/>
          <table:table-cell table:formula="of:=[$'Function Points'.B7]" office:value-type="float" office:value="27.72" calcext:value-type="float">
            <text:p>27.72</text:p>
          </table:table-cell>
        </table:table-row>
        <table:table-row table:style-name="ro1">
          <table:table-cell table:style-name="Default" office:value-type="string" calcext:value-type="string">
            <text:p>Diagram Origin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style-name="ce20" office:value-type="string" calcext:value-type="string">
            <text:p>Total</text:p>
          </table:table-cell>
          <table:table-cell/>
          <table:table-cell table:style-name="ce21"/>
          <table:table-cell table:formula="of:=[$'Function Points'.B15]+[$'Function Points'.B23]" office:value-type="float" office:value="79.18" calcext:value-type="float">
            <text:p>79.18</text:p>
          </table:table-cell>
          <table:table-cell table:formula="of:=[$'Function Points'.B7]+[$'Function Points'.B31]+[$'Function Points'.B39]" office:value-type="float" office:value="92.02" calcext:value-type="float">
            <text:p>92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0:57:11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11:08:56.774000000</meta:creation-date>
    <dc:date>2021-04-27T10:57:34.175000000</dc:date>
    <meta:editing-duration>PT20H1M29S</meta:editing-duration>
    <meta:editing-cycles>62</meta:editing-cycles>
    <meta:generator>LibreOffice/7.1.2.2$Windows_X86_64 LibreOffice_project/8a45595d069ef5570103caea1b71cc9d82b2aae4</meta:generator>
    <meta:document-statistic meta:table-count="2" meta:cell-count="19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0fc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ffff" draw:fill-color="#ffffff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1cm" xlink:href=".." xlink:type="simple" chart:class="chart:scatter" chart:style-name="ch1">
        <chart:legend chart:legend-position="end" svg:x="10.87cm" svg:y="3.459cm" style:legend-expansion="high" chart:style-name="ch2"/>
        <chart:plot-area chart:style-name="ch3" table:cell-range-address="Diagrams.C2:Diagrams.D3 Diagrams.C7:Diagrams.D7 Diagrams.E4:Diagrams.E6" chart:data-source-has-labels="row" svg:x="1.33cm" svg:y="0.18cm" svg:width="9.221cm" svg:height="7.669cm">
          <chart:coordinate-region svg:x="1.951cm" svg:y="0.379cm" svg:width="8.413cm" svg:height="6.823cm"/>
          <chart:axis chart:dimension="x" chart:name="primary-x" chart:style-name="ch4">
            <chart:title svg:x="5.287cm" svg:y="8.029cm" chart:style-name="ch5">
              <text:p>Time (h)</text:p>
            </chart:title>
          </chart:axis>
          <chart:axis chart:dimension="y" chart:name="primary-y" chart:style-name="ch6">
            <chart:title svg:x="0.451cm" svg:y="4.27cm" chart:style-name="ch7">
              <text:p>FP</text:p>
            </chart:title>
            <chart:grid chart:style-name="ch8" chart:class="major"/>
          </chart:axis>
          <chart:series chart:style-name="ch9" chart:values-cell-range-address="Diagrams.D2:Diagrams.D3 Diagrams.D7:Diagrams.D7" loext:label-string="&quot;Use Cases done&quot;" chart:class="chart:scatter">
            <chart:domain table:cell-range-address="Diagrams.C2:Diagrams.C3 Diagrams.C7:Diagrams.C7"/>
            <chart:regression-curve chart:style-name="ch10"/>
            <chart:data-point chart:repeated="3"/>
          </chart:series>
          <chart:series chart:style-name="ch11" chart:values-cell-range-address="Diagrams.E4:Diagrams.E6" loext:label-string="&quot;Use Cases upcoming&quot;" chart:class="chart:scatter">
            <chart:domain table:cell-range-address="Diagrams.C4:Diagrams.C6"/>
            <chart:data-point chart:repeated="3"/>
          </chart:series>
          <chart:series chart:style-name="ch12" chart:values-cell-range-address="Diagrams.D2:Diagrams.D3 Diagrams.E4:Diagrams.E6" loext:label-string="&quot; &quot;" chart:class="chart:scatter">
            <chart:domain table:cell-range-address="Diagrams.C2:Diagrams.C6"/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Use Cases done</text:p>
              </table:table-cell>
              <table:table-cell office:value-type="string">
                <text:p>Column C</text:p>
              </table:table-cell>
              <table:table-cell office:value-type="string">
                <text:p>Use Cases upcoming</text:p>
              </table:table-cell>
              <table:table-cell office:value-type="string">
                <text:p>Column C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">
                <text:p>13.5</text:p>
                <draw:g>
                  <svg:desc>Diagrams.C2:Diagrams.C3 Diagrams.C7:Diagrams.C7</svg:desc>
                </draw:g>
              </table:table-cell>
              <table:table-cell office:value-type="float" office:value="25.68">
                <text:p>25.68</text:p>
                <draw:g>
                  <svg:desc>Diagrams.D2:Diagrams.D3 Diagrams.D7:Diagrams.D7</svg:desc>
                </draw:g>
              </table:table-cell>
              <table:table-cell office:value-type="float" office:value="10.9851301115242">
                <text:p>10.9851301115242</text:p>
                <draw:g>
                  <svg:desc>Diagrams.C4:Diagrams.C6</svg:desc>
                </draw:g>
              </table:table-cell>
              <table:table-cell office:value-type="float" office:value="27.3">
                <text:p>27.3</text:p>
                <draw:g>
                  <svg:desc>Diagrams.E4:Diagrams.E6</svg:desc>
                </draw:g>
              </table:table-cell>
              <table:table-cell office:value-type="float" office:value="13.5">
                <text:p>13.5</text:p>
                <draw:g>
                  <svg:desc>Diagrams.C2:Diagrams.C6</svg:desc>
                </draw:g>
              </table:table-cell>
              <table:table-cell office:value-type="float" office:value="25.68">
                <text:p>25.68</text:p>
                <draw:g>
                  <svg:desc>Diagrams.D2:Diagrams.D3 Diagrams.E4:Diagrams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5">
                <text:p>18.5</text:p>
              </table:table-cell>
              <table:table-cell office:value-type="float" office:value="53.5">
                <text:p>53.5</text:p>
              </table:table-cell>
              <table:table-cell office:value-type="float" office:value="14.5910780669145">
                <text:p>14.5910780669145</text:p>
              </table:table-cell>
              <table:table-cell office:value-type="float" office:value="37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1412639405204">
                <text:p>11.1412639405204</text:p>
              </table:table-cell>
              <table:table-cell office:value-type="float" office:value="27.72">
                <text:p>27.72</text:p>
              </table:table-cell>
              <table:table-cell office:value-type="float" office:value="10.9851301115242">
                <text:p>10.985130111524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10780669145">
                <text:p>14.59107806691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412639405204">
                <text:p>11.1412639405204</text:p>
              </table:table-cell>
              <table:table-cell office:value-type="float" office:value="27.72">
                <text:p>27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